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процессор</text:p>
          </table:table-cell>
          <table:table-cell office:value-type="string" calcext:value-type="string">
            <text:p>сеть</text:p>
          </table:table-cell>
          <table:table-cell office:value-type="string" calcext:value-type="string">
            <text:p>ядра</text:p>
          </table:table-cell>
          <table:table-cell office:value-type="string" calcext:value-type="string">
            <text:p>скорость чтения</text:p>
          </table:table-cell>
          <table:table-cell office:value-type="string" calcext:value-type="string">
            <text:p>кэш L2</text:p>
          </table:table-cell>
          <table:table-cell office:value-type="string" calcext:value-type="string">
            <text:p>производительность сети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office:value-type="float" office:value="5355" calcext:value-type="float">
            <text:p>5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2]/[.K2]" office:value-type="float" office:value="80000000" calcext:value-type="float">
            <text:p>8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office:value-type="float" office:value="5355" calcext:value-type="float">
            <text:p>5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3]/[.K3]" office:value-type="float" office:value="40000000" calcext:value-type="float">
            <text:p>4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office:value-type="float" office:value="5355" calcext:value-type="float">
            <text:p>5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 table:formula="of:=[.Q4]/[.K4]" office:value-type="float" office:value="40000000" calcext:value-type="float">
            <text:p>4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office:value-type="float" office:value="5355" calcext:value-type="float">
            <text:p>5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5]/[.K5]"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office:value-type="float" office:value="5355" calcext:value-type="float">
            <text:p>5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 table:formula="of:=[.Q6]/[.K6]"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office:value-type="float" office:value="5355" calcext:value-type="float">
            <text:p>5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7]/[.K7]"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office:value-type="float" office:value="5355" calcext:value-type="float">
            <text:p>5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8]/[.K8]"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office:value-type="float" office:value="5355" calcext:value-type="float">
            <text:p>5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Q9]/[.K9]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style-name="ce2" office:value-type="string" calcext:value-type="string">
            <text:p>E5-26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 table:formula="of:=[.Q10]/[.K10]"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office:value-type="string" calcext:value-type="string">
            <text:p>E5-26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 table:formula="of:=[.Q11]/[.K11]"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office:value-type="string" calcext:value-type="string">
            <text:p>E5-26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Q12]/[.K12]" office:value-type="float" office:value="40000000" calcext:value-type="float">
            <text:p>400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office:value-type="string" calcext:value-type="string">
            <text:p>E5-26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Q13]/[.K13]"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office:value-type="string" calcext:value-type="string">
            <text:p>E5-26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Q14]/[.K14]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"Ломоносов" </text:p>
          </table:table-cell>
          <table:table-cell office:value-type="float" office:value="5570" calcext:value-type="float">
            <text:p>55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15]/[.K15]"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"Ломоносов" </text:p>
          </table:table-cell>
          <table:table-cell office:value-type="float" office:value="5570" calcext:value-type="float">
            <text:p>55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16]/[.K16]"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office:value-type="string" calcext:value-type="string">
            <text:p>E5-2697Av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17]/[.K17]"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office:value-type="string" calcext:value-type="string">
            <text:p>E5-2697Av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Q18]/[.K18]" office:value-type="float" office:value="400000" calcext:value-type="float">
            <text:p>4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9:14:13.194499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29:46.612234359</meta:creation-date>
    <dc:date>2019-03-31T19:48:00.270028095</dc:date>
    <meta:editing-duration>PT13M30S</meta:editing-duration>
    <meta:editing-cycles>3</meta:editing-cycles>
    <meta:generator>LibreOffice/6.1.5.2$Linux_X86_64 LibreOffice_project/10$Build-2</meta:generator>
    <meta:document-statistic meta:table-count="1" meta:cell-count="252" meta:object-count="0"/>
  </office:meta>
</office:document-meta>
</file>